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88cm" fo:min-width="1.08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654cm" fo:min-width="2.404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2.458cm" fo:min-width="2.508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924cm" fo:min-width="1.224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65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284cm" fo:min-width="3.28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284cm" fo:min-width="2.58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104cm" fo:min-width="2.30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6cm" fo:min-width="1.86cm"/>
      <style:paragraph-properties style:writing-mode="lr-tb"/>
    </style:style>
    <style:style style:name="gr14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cm" fo:min-width="2.01cm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6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7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2.458cm" fo:min-width="5.458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1.832cm" fo:min-width="5.526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3.817cm" fo:min-width="5.312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top" draw:auto-grow-height="false" fo:min-height="2.412cm" fo:min-width="9.962cm"/>
      <style:paragraph-properties style:writing-mode="lr-tb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654cm" fo:min-width="1.654cm"/>
      <style:paragraph-properties style:writing-mode="lr-tb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0.654cm" fo:min-width="1.65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654cm" fo:min-width="1.654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1.871cm" fo:min-width="10.02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3.764cm" fo:min-width="9.816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2.006cm" fo:min-width="5.008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2.006cm" fo:min-width="2.758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2.411cm" fo:min-width="7.91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1.87cm" fo:min-width="7.972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3.763cm" fo:min-width="7.766cm"/>
      <style:paragraph-properties style:writing-mode="lr-tb"/>
    </style:style>
    <style:style style:name="P1" style:family="paragraph">
      <style:paragraph-properties fo:margin-left="0cm" fo:margin-right="0cm" fo:text-align="start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-color="#ff860d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bbe33d"/>
      <style:paragraph-properties fo:text-align="center" style:writing-mode="lr-tb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1" draw:id="id11" draw:layer="layout" svg:width="14.25cm" svg:height="10.25cm" svg:x="1cm" svg:y="7.5cm">
          <text:p text:style-name="P1"><text:span text:style-name="T1"/></text:p>
          <text:p text:style-name="P1"><text:span text:style-name="T1"/></text:p>
          <text:p text:style-name="P1"><text:span text:style-name="T1">Motion</text:span></text:p>
          <text:p text:style-name="P1"><text:span text:style-name="T1">Computing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1.75cm" svg:height="4.3cm" svg:x="5cm" svg:y="1.2cm">
          <text:p text:style-name="P4">USB</text:p>
          <text:p text:style-name="P4">UART</text:p>
          <text:p text:style-name="P4">I2C</text:p>
          <text:p text:style-name="P4">SPI</text:p>
          <text:p text:style-name="P4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3cm" svg:height="1cm" svg:x="7.7cm" svg:y="2.8cm">
          <text:p text:style-name="P4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3cm" svg:height="1cm" svg:x="7.7cm" svg:y="1.2cm">
          <text:p text:style-name="P4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3cm" svg:height="1cm" svg:x="7.7cm" svg:y="4.5cm">
          <text:p text:style-name="P4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0" draw:id="id10" draw:layer="layout" svg:width="3.25cm" svg:height="1.5cm" svg:x="5.5cm" svg:y="9.5cm">
          <text:p text:style-name="P4">G-code</text:p>
          <text:p text:style-name="P4">pars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9" draw:id="id9" draw:layer="layout" svg:width="3.3cm" svg:height="3cm" svg:x="1.2cm" svg:y="10.9cm">
          <text:p text:style-name="P4">Motion</text:p>
          <text:p text:style-name="P4">Control</text:p>
          <text:p text:style-name="P4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2" draw:id="id12" draw:layer="layout" svg:width="3.3cm" svg:height="1cm" svg:x="1.2cm" svg:y="14.4cm">
          <text:p text:style-name="P4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3" draw:id="id13" draw:layer="layout" svg:width="1.85cm" svg:height="1.3cm" svg:x="2.65cm" svg:y="16.25cm">
          <text:p text:style-name="P4">Block</text:p>
          <text:p text:style-name="P4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4" draw:id="id14" draw:layer="layout" svg:width="3.25cm" svg:height="1cm" svg:x="5.5cm" svg:y="14.4cm">
          <text:p text:style-name="P4">Ste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5" draw:id="id15" draw:layer="layout" svg:width="3.95cm" svg:height="1.7cm" svg:x="9.1cm" svg:y="11.5cm">
          <text:p text:style-name="P4">Segment</text:p>
          <text:p text:style-name="P4">buff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8" draw:id="id8" draw:layer="layout" svg:width="3.25cm" svg:height="1.7cm" svg:x="5.5cm" svg:y="11.55cm">
          <text:p text:style-name="P4">Bolts&amp;Nuts</text:p>
          <text:p text:style-name="P4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7" draw:id="id17" draw:layer="layout" svg:width="2.95cm" svg:height="1.5cm" svg:x="12.1cm" svg:y="14.7cm">
          <text:p text:style-name="P4">Pulse</text:p>
          <text:p text:style-name="P4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8" draw:id="id18" draw:layer="layout" svg:width="2.5cm" svg:height="1.45cm" svg:x="8.55cm" svg:y="18.3cm">
          <text:p text:style-name="P4">Stepper</text:p>
          <text:p text:style-name="P4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5.25cm" svg:height="5.25cm" svg:x="13.3cm" svg:y="2cm">
          <text:p text:style-name="P4"><text:span text:style-name="T1">State Machine</text:span>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3.8cm" svg:y="3.3cm">
          <text:p text:style-name="P4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" draw:id="id4" draw:layer="layout" svg:width="4cm" svg:height="1cm" svg:x="13.8cm" svg:y="4.5cm">
          <text:p text:style-name="P4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6" draw:id="id6" draw:layer="layout" svg:width="4cm" svg:height="1cm" svg:x="13.8cm" svg:y="5.7cm">
          <text:p text:style-name="P4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1.95cm" svg:y1="3.9cm" svg:x2="10.7cm" svg:y2="1.7cm" draw:start-shape="id1" draw:start-glue-point="0" draw:end-shape="id2" draw:end-glue-point="1" svg:d="M21950 3900v-2200h-11250" svg:viewBox="0 0 11251 2201">
          <text:p/>
        </draw:connector>
        <draw:connector draw:style-name="gr17" draw:text-style-name="P11" draw:layer="layout" svg:x1="10.7cm" svg:y1="5cm" svg:x2="13.8cm" svg:y2="5cm" draw:start-shape="id3" draw:start-glue-point="1" draw:end-shape="id4" draw:end-glue-point="3" svg:d="M10700 5000h3100" svg:viewBox="0 0 3101 1">
          <text:p text:style-name="P10"><text:span text:style-name="T2">Commands</text:span></text:p>
          <text:p text:style-name="P10"/>
        </draw:connector>
        <draw:connector draw:style-name="gr18" draw:text-style-name="P9" draw:layer="layout" svg:x1="9.2cm" svg:y1="2.2cm" svg:x2="9.2cm" svg:y2="2.8cm" draw:start-shape="id2" draw:start-glue-point="2" draw:end-shape="id5" draw:end-glue-point="0" svg:d="M9200 2200v600" svg:viewBox="0 0 1 601">
          <text:p/>
        </draw:connector>
        <draw:connector draw:style-name="gr19" draw:text-style-name="P9" draw:layer="layout" svg:x1="9.2cm" svg:y1="3.8cm" svg:x2="9.2cm" svg:y2="4.5cm" draw:start-shape="id5" draw:start-glue-point="2" draw:end-shape="id3" draw:end-glue-point="0" svg:d="M9200 3800v700" svg:viewBox="0 0 1 701">
          <text:p/>
        </draw:connector>
        <draw:custom-shape draw:style-name="gr20" draw:text-style-name="P8" xml:id="id7" draw:id="id7" draw:layer="layout" svg:width="9.45cm" svg:height="8.4cm" svg:x="19.25cm" svg:y="2cm">
          <text:p text:style-name="P4"><text:tab/><text:tab/><text:tab/><text:tab/><text:span text:style-name="T1">Daemons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" draw:id="id1" draw:layer="layout" svg:width="4cm" svg:height="1cm" svg:x="19.95cm" svg:y="3.9cm">
          <text:p text:style-name="P4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9.95cm" svg:y="5.4cm">
          <text:p text:style-name="P4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6.9cm">
          <text:p text:style-name="P4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8.4cm">
          <text:p text:style-name="P4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20" draw:id="id20" draw:layer="layout" svg:width="4cm" svg:height="1cm" svg:x="19.95cm" svg:y="8.4cm">
          <text:p text:style-name="P4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3.9cm">
          <text:p text:style-name="P4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24.25cm" svg:y="5.4cm">
          <text:p text:style-name="P4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cm" svg:height="1cm" svg:x="19.95cm" svg:y="6.9cm">
          <text:p text:style-name="P4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19" draw:id="id19" draw:layer="layout" svg:width="2.65cm" svg:height="1.45cm" svg:x="12.25cm" svg:y="18.3cm">
          <text:p text:style-name="P4">GP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9" draw:layer="layout" svg:x1="17.8cm" svg:y1="6.2cm" svg:x2="19.25cm" svg:y2="6.2cm" draw:start-shape="id6" draw:start-glue-point="1" draw:end-shape="id7" draw:end-glue-point="3" svg:d="M17800 6200h1450" svg:viewBox="0 0 1451 1">
          <text:p/>
        </draw:connector>
        <draw:g>
          <draw:custom-shape draw:style-name="gr23" draw:text-style-name="P6" draw:layer="layout" svg:width="3cm" svg:height="0.25cm" svg:x="22.4cm" svg:y="15.7cm">
            <text:p text:style-name="P4"/>
            <text:p text:style-name="P4"><text:s text:c="27"/>Core</text:p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3cm" svg:height="0.25cm" svg:x="22.4cm" svg:y="17.5cm">
            <text:p text:style-name="P4"/>
            <text:p text:style-name="P4"><text:s text:c="30"/>Motion</text:p>
            <text:p text:style-name="P4"><text:s text:c="36"/>Computing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3cm" svg:height="0.25cm" svg:x="22.4cm" svg:y="19.4cm">
            <text:p text:style-name="P4"><text:s text:c="27"/>HAL</text:p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22" draw:text-style-name="P9" draw:layer="layout" svg:x1="5.5cm" svg:y1="12.4cm" svg:x2="4.5cm" svg:y2="12.4cm" draw:start-shape="id8" draw:start-glue-point="3" draw:end-shape="id9" draw:end-glue-point="1" svg:d="M5500 12400h-1000" svg:viewBox="0 0 1001 1">
          <text:p/>
        </draw:connector>
        <draw:connector draw:style-name="gr28" draw:text-style-name="P9" draw:layer="layout" svg:x1="5.5cm" svg:y1="10.25cm" svg:x2="2.85cm" svg:y2="10.9cm" draw:start-shape="id10" draw:start-glue-point="3" draw:end-shape="id9" draw:end-glue-point="0" svg:d="M5500 10250h-2650v650" svg:viewBox="0 0 2651 651">
          <text:p/>
        </draw:connector>
        <draw:connector draw:style-name="gr22" draw:text-style-name="P9" draw:layer="layout" svg:x1="15.25cm" svg:y1="12.625cm" svg:x2="15.8cm" svg:y2="6.7cm" draw:start-shape="id11" draw:start-glue-point="1" draw:end-shape="id6" draw:end-glue-point="2" svg:d="M15250 12625h550v-5925" svg:viewBox="0 0 551 5926">
          <text:p/>
        </draw:connector>
        <draw:connector draw:style-name="gr28" draw:text-style-name="P9" draw:layer="layout" svg:x1="2.85cm" svg:y1="15.4cm" svg:x2="3.575cm" svg:y2="16.25cm" draw:start-shape="id12" draw:start-glue-point="2" draw:end-shape="id13" draw:end-glue-point="0" svg:d="M2850 15400v426h725v424" svg:viewBox="0 0 726 851">
          <text:p/>
        </draw:connector>
        <draw:connector draw:style-name="gr28" draw:text-style-name="P9" draw:layer="layout" svg:x1="2.85cm" svg:y1="13.9cm" svg:x2="2.85cm" svg:y2="14.4cm" draw:start-shape="id9" draw:start-glue-point="2" draw:end-shape="id12" draw:end-glue-point="0" svg:d="M2850 13900v500" svg:viewBox="0 0 1 501">
          <text:p/>
        </draw:connector>
        <draw:connector draw:style-name="gr28" draw:text-style-name="P9" draw:layer="layout" svg:x1="8.75cm" svg:y1="14.9cm" svg:x2="11.075cm" svg:y2="13.2cm" draw:start-shape="id14" draw:start-glue-point="1" draw:end-shape="id15" draw:end-glue-point="2" svg:d="M8750 14900h2325v-1700" svg:viewBox="0 0 2326 1701">
          <text:p/>
        </draw:connector>
        <draw:connector draw:style-name="gr29" draw:text-style-name="P15" draw:layer="layout" draw:type="curve" draw:line-skew="-0.626cm" svg:x1="9.2cm" svg:y1="5.5cm" svg:x2="11.075cm" svg:y2="11.5cm" draw:start-shape="id3" draw:start-glue-point="2" draw:end-shape="id15" draw:end-glue-point="0" svg:d="M9200 5500c0 3562 1875 563 1875 6000" svg:viewBox="0 0 1876 6001">
          <text:p text:style-name="P13"><text:span text:style-name="T2"><text:tab/></text:span><text:span text:style-name="T2">Precomputed</text:span></text:p>
          <text:p text:style-name="P14"><text:span text:style-name="T2"><text:tab/></text:span><text:span text:style-name="T2">segments</text:span></text:p>
        </draw:connector>
        <draw:connector draw:style-name="gr29" draw:text-style-name="P9" draw:layer="layout" draw:type="curve" draw:line-skew="0.83cm" svg:x1="9.2cm" svg:y1="5.5cm" svg:x2="7.125cm" svg:y2="9.5cm" draw:start-shape="id3" draw:start-glue-point="2" draw:end-shape="id10" draw:end-glue-point="0" svg:d="M9200 5500c0 4246-2075 2247-2075 4000" svg:viewBox="0 0 2076 4001"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/></text:p>
          <text:p text:style-name="P16"><text:span text:style-name="T2">G-codes</text:span></text:p>
          <text:p text:style-name="P10"/>
        </draw:connector>
        <draw:connector draw:style-name="gr28" draw:text-style-name="P9" draw:layer="layout" svg:x1="4.5cm" svg:y1="16.9cm" svg:x2="7.125cm" svg:y2="15.4cm" draw:start-shape="id13" draw:start-glue-point="1" draw:end-shape="id14" draw:end-glue-point="2" svg:d="M4500 16900h2625v-1500" svg:viewBox="0 0 2626 1501">
          <text:p/>
        </draw:connector>
        <draw:connector draw:style-name="gr28" draw:text-style-name="P9" draw:layer="layout" svg:x1="17.8cm" svg:y1="5cm" svg:x2="19.95cm" svg:y2="4.4cm" draw:start-shape="id4" draw:start-glue-point="1" draw:end-shape="id1" draw:end-glue-point="3" svg:d="M17800 5000h1076v-600h1074" svg:viewBox="0 0 2151 601">
          <text:p/>
        </draw:connector>
        <draw:connector draw:style-name="gr22" draw:text-style-name="P9" draw:layer="layout" svg:x1="6.75cm" svg:y1="3.35cm" svg:x2="7.7cm" svg:y2="3.3cm" draw:start-shape="id16" draw:start-glue-point="1" draw:end-shape="id5" draw:end-glue-point="3" svg:d="M6750 3350h476v-50h474" svg:viewBox="0 0 951 51">
          <text:p/>
        </draw:connector>
        <draw:connector draw:style-name="gr28" draw:text-style-name="P9" draw:layer="layout" svg:x1="13.05cm" svg:y1="12.35cm" svg:x2="13.575cm" svg:y2="14.7cm" draw:start-shape="id15" draw:start-glue-point="1" draw:end-shape="id17" draw:end-glue-point="0" svg:d="M13050 12350h525v2350" svg:viewBox="0 0 526 2351">
          <text:p/>
        </draw:connector>
        <draw:connector draw:style-name="gr28" draw:text-style-name="P9" draw:layer="layout" svg:x1="11.05cm" svg:y1="19.025cm" svg:x2="12.1cm" svg:y2="15.45cm" draw:start-shape="id18" draw:start-glue-point="1" draw:end-shape="id17" draw:end-glue-point="3" svg:d="M11050 19025h526v-3575h524" svg:viewBox="0 0 1051 3576">
          <text:p/>
        </draw:connector>
        <draw:connector draw:style-name="gr28" draw:text-style-name="P9" draw:layer="layout" svg:x1="13.575cm" svg:y1="16.2cm" svg:x2="13.575cm" svg:y2="18.3cm" draw:start-shape="id17" draw:start-glue-point="2" draw:end-shape="id19" draw:end-glue-point="0" svg:d="M13575 16200v2100" svg:viewBox="0 0 1 2101">
          <text:p/>
        </draw:connector>
        <draw:connector draw:style-name="gr28" draw:text-style-name="P9" draw:layer="layout" draw:type="lines" svg:x1="21.95cm" svg:y1="9.4cm" svg:x2="15.05cm" svg:y2="15.45cm" draw:start-shape="id20" draw:start-glue-point="2" draw:end-shape="id17" draw:end-glue-point="1" svg:d="M21950 9400v502l-6398 5548h-502" svg:viewBox="0 0 6901 6051">
          <text:p/>
        </draw:connector>
        <draw:connector draw:style-name="gr28" draw:text-style-name="P9" draw:layer="layout" draw:type="lines" svg:x1="23.975cm" svg:y1="10.4cm" svg:x2="14.9cm" svg:y2="19.025cm" draw:start-shape="id7" draw:start-glue-point="2" draw:end-shape="id19" draw:end-glue-point="1" svg:d="M23975 10400v502l-8573 8123h-502" svg:viewBox="0 0 9076 8626">
          <text:p/>
        </draw:connector>
      </draw:page>
      <draw:page draw:name="page2" draw:style-name="dp1" draw:master-page-name="Default">
        <draw:custom-shape draw:style-name="gr30" draw:text-style-name="P11" draw:layer="layout" svg:width="6.25cm" svg:height="3cm" svg:x="21.7cm" svg:y="1.25cm">
          <text:p text:style-name="P4">All grbl</text:p>
          <text:p text:style-name="P4">on boar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layer="layout" svg:width="6.25cm" svg:height="2.306cm" svg:x="21.696cm" svg:y="5.444cm">
          <text:p text:style-name="P4">Math offloaded</text:p>
          <text:p text:style-name="P4">to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6.25cm" svg:height="4.505cm" svg:x="21.697cm" svg:y="9.345cm">
          <text:p text:style-name="P4">Math offloaded</text:p>
          <text:p text:style-name="P4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10.75cm" svg:height="2.95cm" svg:x="1.35cm" svg:y="1.3cm">
          <text:p text:style-name="P4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cm" svg:y="3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cm" svg:height="1cm" svg:x="8.8cm" svg:y="2.95cm">
          <text:p text:style-name="P4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cm" svg:y="3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10.75cm" svg:height="2.349cm" svg:x="1.351cm" svg:y="5.401cm">
          <text:p text:style-name="P4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01cm" svg:y="6.501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01cm" svg:y="6.501cm">
          <text:p text:style-name="P4">H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10.75cm" svg:height="4.448cm" svg:x="1.352cm" svg:y="9.402cm">
          <text:p text:style-name="P4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5.75cm" svg:height="2.498cm" svg:x="1.802cm" svg:y="10.852cm">
          <text:p text:style-name="P4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3.5cm" svg:height="2.498cm" svg:x="8.102cm" svg:y="10.852cm">
          <text:p text:style-name="P4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4.802cm" svg:y="12.002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cm" svg:height="1cm" svg:x="8.802cm" svg:y="11.952cm">
          <text:p text:style-name="P4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302cm" svg:y="12.002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10.75cm" svg:height="4.448cm" svg:x="1.353cm" svg:y="15.103cm">
          <text:p text:style-name="P17">Any dual core board (ex: RPi Pic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5.75cm" svg:height="2.498cm" svg:x="1.803cm" svg:y="16.553cm">
          <text:p text:style-name="P4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3.5cm" svg:height="2.498cm" svg:x="8.103cm" svg:y="16.553cm">
          <text:p text:style-name="P4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2.25cm" svg:height="1cm" svg:x="8.703cm" svg:y="17.703cm">
          <text:p text:style-name="P4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25cm" svg:height="1cm" svg:x="2.403cm" svg:y="17.703cm">
          <text:p text:style-name="P4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1" draw:text-style-name="P11" draw:layer="layout" svg:width="8.7cm" svg:height="2.949cm" svg:x="12.6cm" svg:y="1.301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7" draw:layer="layout" svg:width="2.25cm" svg:height="1cm" svg:x="15.801cm" svg:y="6.551cm">
            <text:p text:style-name="P4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1" draw:layer="layout" svg:width="8.7cm" svg:height="2.348cm" svg:x="12.601cm" svg:y="5.402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8.7cm" svg:height="4.447cm" svg:x="12.602cm" svg:y="9.403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7" draw:layer="layout" svg:width="2.25cm" svg:height="1cm" svg:x="15.803cm" svg:y="17.653cm">
            <text:p text:style-name="P4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8.7cm" svg:height="4.447cm" svg:x="12.603cm" svg:y="15.104cm">
            <text:p text:style-name="P4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2" draw:text-style-name="P11" draw:layer="layout" svg:width="6.25cm" svg:height="4.505cm" svg:x="21.698cm" svg:y="15.046cm">
          <text:p text:style-name="P17">Math offloaded</text:p>
          <text:p text:style-name="P17">to host</text:p>
          <text:p text:style-name="P17">Core offloaded</text:p>
          <text:p text:style-name="P17">to core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2T19:05:14.962000000</dc:date>
    <meta:editing-duration>PT3H31M45S</meta:editing-duration>
    <meta:editing-cycles>69</meta:editing-cycles>
    <meta:generator>LibreOffice/7.1.3.2$Windows_X86_64 LibreOffice_project/47f78053abe362b9384784d31a6e56f8511eb1c1</meta:generator>
    <meta:document-statistic meta:object-count="84"/>
  </office:meta>
</office:document-meta>
</file>